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loext:graphic-properties draw:fill="none" draw:fill-color="#ffffff"/>
      <style:paragraph-properties fo:margin-top="0.25in" fo:margin-bottom="0in" loext:contextual-spacing="false" fo:line-height="138%" fo:text-align="start" style:justify-single-word="false" fo:background-color="transparent" style:writing-mode="lr-tb"/>
      <style:text-properties officeooo:rsid="0015b87f" officeooo:paragraph-rsid="0015b87f"/>
    </style:style>
    <style:style style:name="P3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</style:style>
    <style:style style:name="P5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officeooo:rsid="0014b977" officeooo:paragraph-rsid="0014b977"/>
    </style:style>
    <style:style style:name="P6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officeooo:rsid="0015b87f" officeooo:paragraph-rsid="0015b87f"/>
    </style:style>
    <style:style style:name="P7" style:family="paragraph" style:parent-style-name="Text_20_body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officeooo:rsid="0016ddda" officeooo:paragraph-rsid="0016ddda"/>
    </style:style>
    <style:style style:name="P8" style:family="paragraph" style:parent-style-name="Horizontal_20_Line">
      <style:paragraph-properties fo:margin-top="0.25in" fo:margin-bottom="0.0835in" loext:contextual-spacing="false" fo:line-height="138%" style:writing-mode="lr-tb"/>
    </style:style>
    <style:style style:name="P9" style:family="paragraph" style:parent-style-name="Heading_20_2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10" style:family="paragraph" style:parent-style-name="Heading_20_2" style:list-style-name="L1">
      <loext:graphic-properties draw:fill="none" draw:fill-color="#ffffff"/>
      <style:paragraph-properties fo:margin-top="0.25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1b5c" style:text-blinking="false" fo:background-color="transparent"/>
    </style:style>
    <style:style style:name="P11" style:family="paragraph" style:parent-style-name="Heading_20_2" style:list-style-name="L1">
      <loext:graphic-properties draw:fill="none" draw:fill-color="#ffffff"/>
      <style:paragraph-properties fo:margin-top="0in" fo:margin-bottom="0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Heading_20_2" style:list-style-name="L1">
      <loext:graphic-properties draw:fill="none" draw:fill-color="#ffffff"/>
      <style:paragraph-properties fo:margin-top="0in" fo:margin-bottom="0.0835in" loext:contextual-spacing="false" fo:line-height="138%" fo:text-align="start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normal"/>
    </style:style>
    <style:style style:name="T2" style:family="text">
      <style:text-properties fo:font-weight="normal" officeooo:rsid="00131b5c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officeooo:rsid="0016ddda" style:text-blinking="false" fo:background-color="transparent" loext:char-shading-value="0"/>
    </style:style>
    <style:style style:name="T6" style:family="text"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officeooo:rsid="00177820" style:text-blinking="false" fo:background-color="transparent" loext:char-shading-value="0"/>
    </style:style>
    <style:style style:name="T7" style:family="text"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officeooo:rsid="00188b50" style:text-blinking="false" fo:background-color="transparent" loext:char-shading-value="0"/>
    </style:style>
    <style:style style:name="T8" style:family="text">
      <style:text-properties fo:font-variant="normal" fo:text-transform="none" fo:color="#579835" style:text-line-through-style="none" style:text-line-through-type="none" style:font-name="Arial" fo:font-size="11pt" fo:font-style="normal" style:text-underline-style="none" fo:font-weight="normal" officeooo:rsid="001a0025" style:text-blinking="false" fo:background-color="transparent" loext:char-shading-value="0"/>
    </style:style>
    <style:style style:name="T9" style:family="text">
      <style:text-properties fo:color="#579835"/>
    </style:style>
    <style:style style:name="T10" style:family="text">
      <style:text-properties fo:color="#579835" officeooo:rsid="0016ddda"/>
    </style:style>
    <style:style style:name="T11" style:family="text">
      <style:text-properties fo:color="#579835" officeooo:rsid="0015b87f"/>
    </style:style>
    <style:style style:name="T12" style:family="text">
      <style:text-properties fo:color="#579835" fo:font-weight="normal" officeooo:rsid="00131b5c"/>
    </style:style>
    <style:style style:name="T13" style:family="text">
      <style:text-properties fo:color="#579835" officeooo:rsid="0017782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docs-internal-guid-f7e0685b-7fff-2917-10cf-dd9bf2204852"/>DAY 7 - COMMUNICATION</text:h>
      <text:p text:style-name="P8"/>
      <text:list xml:id="list1867250472" text:style-name="L1">
        <text:list-item>
          <text:list>
            <text:list-item>
              <text:h text:style-name="P10" text:outline-level="2">List at least 5 words that you must never use when chatting with a client.</text:h>
            </text:list-item>
          </text:list>
        </text:list-item>
      </text:list>
      <text:p text:style-name="P2"><text:span text:style-name="T3"><text:tab/></text:span><text:span text:style-name="T4"><text:tab/>Actually, Unfortunately, Sadly, </text:span><text:span text:style-name="T5">No, Hopefully, </text:span></text:p>
      <text:list xml:id="list155133886073342" text:continue-numbering="true" text:style-name="L1">
        <text:list-item>
          <text:list>
            <text:list-item>
              <text:h text:style-name="P11" text:outline-level="2">List at least 5 phrases that you must never use when chatting with a client.</text:h>
            </text:list-item>
          </text:list>
        </text:list-item>
      </text:list>
      <text:p text:style-name="P6"><text:tab/><text:tab/><text:span text:style-name="T9">I don’t know, I can’t, It’s not available right now, We don’t provide, </text:span><text:span text:style-name="T10">you <text:tab/><text:tab/><text:tab/><text:tab/>misunderstood me, </text:span><text:span text:style-name="T13">I don’t think so</text:span></text:p>
      <text:list xml:id="list155134490468583" text:continue-numbering="true" text:style-name="L1">
        <text:list-item>
          <text:list>
            <text:list-item>
              <text:h text:style-name="P11" text:outline-level="2">Name at least 3 things that will help you personalize the client experience while chatting.<text:line-break/><text:span text:style-name="T11">Using customer’s name, empathy, honesty, positive language, help the customer to learn</text:span></text:h>
            </text:list-item>
            <text:list-item>
              <text:h text:style-name="P11" text:outline-level="2">Name at least 3 things that will show apathy towards the client.</text:h>
            </text:list-item>
          </text:list>
        </text:list-item>
      </text:list>
      <text:p text:style-name="P5"><text:span text:style-name="T3"><text:tab/><text:tab/></text:span><text:span text:style-name="T4">Judgement, </text:span><text:span text:style-name="T6">anger, </text:span><text:span text:style-name="T7">lack of motivation/enthusiasm towards helping the client.</text:span></text:p>
      <text:p text:style-name="P4"/>
      <text:list xml:id="list155133813056214" text:continue-numbering="true" text:style-name="L1">
        <text:list-item>
          <text:list>
            <text:list-item>
              <text:h text:style-name="P11" text:outline-level="2">Demonstrate the most efficient way to check how many domains the client has registered with us.</text:h>
            </text:list-item>
          </text:list>
        </text:list-item>
      </text:list>
      <text:p text:style-name="P6"><text:tab/><text:tab/><text:span text:style-name="T9">CRM</text:span></text:p>
      <text:list xml:id="list155133171761586" text:continue-numbering="true" text:style-name="L1">
        <text:list-item>
          <text:list>
            <text:list-item>
              <text:h text:style-name="P11" text:outline-level="2">Demonstrate the most efficient way to check resource limitations for Cloud hosting plans.</text:h>
            </text:list-item>
          </text:list>
        </text:list-item>
      </text:list>
      <text:p text:style-name="P7"><text:span text:style-name="T3"><text:tab/><text:tab/></text:span><text:span text:style-name="T8">Hostinger Wiki – products limits</text:span></text:p>
      <text:list xml:id="list155133479897880" text:continue-numbering="true" text:style-name="L1">
        <text:list-item>
          <text:list>
            <text:list-item>
              <text:h text:style-name="P11" text:outline-level="2">Name at least 3 things that could make your answers more clear.</text:h>
            </text:list-item>
          </text:list>
        </text:list-item>
      </text:list>
      <text:p text:style-name="P5"><text:tab/><text:tab/><text:span text:style-name="T9">Bolding words/phrases to show that they are imporant, customer’s name usage, right <text:tab/><text:tab/>pictures, </text:span><text:span text:style-name="T11">using numbers to break up lists.</text:span></text:p>
      <text:list xml:id="list155133410866566" text:continue-numbering="true" text:style-name="L1">
        <text:list-item>
          <text:list>
            <text:list-item>
              <text:h text:style-name="P11" text:outline-level="2">Name at least 3 things that will make your answers not clear.</text:h>
            </text:list-item>
          </text:list>
        </text:list-item>
      </text:list>
      <text:p text:style-name="P5"><text:span text:style-name="T3"><text:tab/><text:tab/></text:span><text:span text:style-name="T4">Jargon, extra words, assuming smth, weak usage of pictures, </text:span><text:span text:style-name="T7">irrelevant information</text:span></text:p>
      <text:p text:style-name="P3"/>
      <text:list xml:id="list155133021039224" text:continue-numbering="true" text:style-name="L1">
        <text:list-item>
          <text:list>
            <text:list-item>
              <text:h text:style-name="P12" text:outline-level="2">Name at least 3 things that you could do in order to be proactive when chatting with a client.</text:h>
            </text:list-item>
          </text:list>
        </text:list-item>
      </text:list>
      <text:p text:style-name="P1"><text:span text:style-name="T2"><text:tab/><text:tab/></text:span><text:span text:style-name="T12">Use articles, use predefines in situations where it could be used, don’t ask irrelevant <text:tab/><text:tab/>questions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0:34:02.563424086</meta:creation-date>
    <dc:date>2020-01-23T15:51:32.454596609</dc:date>
    <meta:editing-duration>PT30M4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238" meta:character-count="1428" meta:non-whitespace-character-count="1190"/>
  </office:meta>
</office:document-meta>
</file>